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Colossians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COLOSSIANS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PAUL AND THE CHURCH AT COLOSSE (1:1-14, 24-29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PAUL AND THE CHURCH AT COLOSSE (1:1-14, 24-29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apostle's praise of this church (1:1-8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apostle's praise of this church (1:1-8)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How they received the gospel (1:1-6):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2-tx-Title-and-Text" presentation:presentation-page-layout-name="Master1-PPL12" draw:id="Slide-260">
        <draw:frame draw:id="id91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<text:s text:c="1"/>How they received the gospel (1:1-6):<text:s text:c="1"/></text:span><text:span text:style-name="a468" text:class-names=""/></text:p>
          </draw:text-box>
          <svg:title/>
          <svg:desc/>
        </draw:frame>
        <draw:frame draw:id="id92" presentation:style-name="a483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Their faith toward the Lord (1:1-4a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eir love toward each other (1:4b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ir hope toward the future (1:5-6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6" draw:style-name="a484" draw:master-page-name="Master1-Layout12-tx-Title-and-Text" presentation:presentation-page-layout-name="Master1-PPL12" draw:id="Slide-261">
        <draw:frame draw:id="id93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<text:s text:c="1"/>The apostle's praise of this church (1:1-8)<text:s text:c="1"/></text:span><text:span text:style-name="a486" text:class-names=""/></text:p>
          </draw:text-box>
          <svg:title/>
          <svg:desc/>
        </draw:frame>
        <draw:frame draw:id="id94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How they received the gospel (1:1-6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From whom they received the gospel (1:7-8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7" draw:style-name="a499" draw:master-page-name="Master1-Layout12-tx-Title-and-Text" presentation:presentation-page-layout-name="Master1-PPL12" draw:id="Slide-262">
        <draw:frame draw:id="id95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PAUL AND THE CHURCH AT COLOSSE (1:1-14, 24-29)<text:s text:c="1"/></text:span><text:span text:style-name="a501" text:class-names=""/></text:p>
          </draw:text-box>
          <svg:title/>
          <svg:desc/>
        </draw:frame>
        <draw:frame draw:id="id96" presentation:style-name="a513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The apostle's praise of this church (1:1-8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he apostle's prayer for this church (1:9-14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8" draw:style-name="a514" draw:master-page-name="Master1-Layout12-tx-Title-and-Text" presentation:presentation-page-layout-name="Master1-PPL12" draw:id="Slide-263">
        <draw:frame draw:id="id97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The apostle's prayer for this church (1:9-14)<text:s text:c="1"/></text:span><text:span text:style-name="a516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That they will grow in the knowledge of God (1:9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at they will please God (1:10a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at they will bear fruit for God (1:10b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at they will be strengthened by God (1:11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at they will be thankful to God (1:12-14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at they will be thankful to God (1:12-14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For what the Father did (1:12-13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For what the Son did (1:14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 apostle's prayer for this church (1:9-14)<text:s text:c="1"/></text:span><text:span text:style-name="a555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at they will grow in the knowledge of God (1: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at they will please God (1:10a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at they will bear fruit for God (1:10b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at they will be strengthened by God (1:11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at they will be thankful to God (1:12-14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PAUL AND THE CHURCH AT COLOSSE (1:1-14, 24-29)<text:s text:c="1"/></text:span><text:span text:style-name="a579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apostle's praise of this church (1:1-8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apostle's prayer for this church (1:9-14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apostle's proclamation to the church (1:24-29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The apostle's proclamation to the church (1:24-29):<text:s text:c="1"/></text:span><text:span text:style-name="a597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particulars (1:24-27):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purpose (1:28-29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PAUL AND THE CHURCH AT COLOSSE (1:1-14, 24-29)<text:s text:c="1"/></text:span><text:span text:style-name="a612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apostle's praise of this church (1:1-8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apostle's prayer for this church (1:9-14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apostle's proclamation to the church (1:24-29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COLOSSIANS 1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PAUL AND THE CHURCH AT COLOSSE (1:1-14, 24-29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CHRIST AND THE CHURCH AT COLOSSE (1:15-23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CHRIST AND THE CHURCH AT COLOSSE (1:15-23)<text:s text:c="1"/></text:span><text:span text:style-name="a645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Who Christ is (1:15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What Christ has done (1:16-23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-title-Title-Slide" presentation:presentation-page-layout-name="Master1-PPL1" draw:id="Slide-271">
        <draw:frame draw:id="id113" presentation:style-name="a662" draw:name="Title 1" svg:x="1.38in" svg:y="0.83in" svg:width="10.3in" svg:height="4.42in" presentation:class="title" presentation:placeholder="false">
          <draw:text-box>
            <text:p text:style-name="a661" text:class-names="" text:cond-style-name=""><text:span text:style-name="a659" text:class-names=""><text:s text:c="1"/>What Christ has done (1:16-23)<text:s text:c="1"/></text:span><text:span text:style-name="a660" text:class-names=""/></text:p>
          </draw:text-box>
          <svg:title/>
          <svg:desc/>
        </draw:frame>
        <draw:frame draw:id="id114" presentation:style-name="a667" draw:name="Subtitle 2" svg:x="1.38in" svg:y="5.25in" svg:width="10.3in" svg:height="1.85in" presentation:class="subtitle" presentation:placeholder="false">
          <draw:text-box>
            <text:p text:style-name="a664" text:class-names="" text:cond-style-name=""><text:span text:style-name="a663" text:class-names=""><text:s text:c="1"/>In regard to creation (1:16-17, 20)<text:s text:c="1"/></text:span></text:p>
            <text:p text:style-name="a666" text:class-names="" text:cond-style-name=""><text:span text:style-name="a665" text:class-names=""/></text:p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In regard to creation (1:16-17, 20)<text:s text:c="1"/></text:span><text:span text:style-name="a670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He created all things (1:16).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He sustains all things (1:17).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He will reconcile all things (1:20)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What Christ has done (1:16-23)<text:s text:c="1"/></text:span><text:span text:style-name="a688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In regard to creation (1:16-17, 20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In regard to the church (1:18-19, 21-23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CHRIST AND THE CHURCH AT COLOSSE (1:15-23)<text:s text:c="1"/></text:span><text:span text:style-name="a703" text:class-names=""/></text:p>
          </draw:text-box>
          <svg:title/>
          <svg:desc/>
        </draw:frame>
        <draw:frame draw:id="id120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Who Christ is (1:15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What Christ has done (1:16-23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20" draw:style-name="a716" draw:master-page-name="Master1-Layout12-tx-Title-and-Text" presentation:presentation-page-layout-name="Master1-PPL12" draw:id="Slide-275">
        <draw:frame draw:id="id121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COLOSSIANS 1<text:s text:c="1"/></text:span><text:span text:style-name="a718" text:class-names=""/></text:p>
          </draw:text-box>
          <svg:title/>
          <svg:desc/>
        </draw:frame>
        <draw:frame draw:id="id122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PAUL AND THE CHURCH AT COLOSSE (1:1-14, 24-29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CHRIST AND THE CHURCH AT COLOSSE (1:15-23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1" draw:style-name="a731" draw:master-page-name="Master1-Layout1-title-Title-Slide" presentation:presentation-page-layout-name="Master1-PPL1" draw:id="Slide-276">
        <draw:frame draw:id="id123" presentation:style-name="a735" draw:name="Title 1" svg:x="1.38in" svg:y="0.83in" svg:width="10.3in" svg:height="4.42in" presentation:class="title" presentation:placeholder="false">
          <draw:text-box>
            <text:p text:style-name="a734" text:class-names="" text:cond-style-name=""><text:span text:style-name="a732" text:class-names="">COLOSSIANS 2<text:s text:c="1"/></text:span><text:span text:style-name="a733" text:class-names=""/></text:p>
          </draw:text-box>
          <svg:title/>
          <svg:desc/>
        </draw:frame>
        <draw:frame draw:id="id124" presentation:style-name="a740" draw:name="Subtitle 2" svg:x="1.38in" svg:y="5.25in" svg:width="10.3in" svg:height="1.85in" presentation:class="subtitle" presentation:placeholder="false">
          <draw:text-box>
            <text:p text:style-name="a737" text:class-names="" text:cond-style-name=""><text:span text:style-name="a736" text:class-names="">PAUL'S WISHES FOR THESE TWO CHURCHES (2:1-7)<text:s text:c="1"/></text:span></text:p>
            <text:p text:style-name="a739" text:class-names="" text:cond-style-name=""><text:span text:style-name="a738" text:class-names=""/></text:p>
          </draw:text-box>
          <svg:title/>
          <svg:desc/>
        </draw:frame>
      </draw:page>
      <draw:page draw:name="Slide22" draw:style-name="a741" draw:master-page-name="Master1-Layout12-tx-Title-and-Text" presentation:presentation-page-layout-name="Master1-PPL12" draw:id="Slide-277">
        <draw:frame draw:id="id125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PAUL'S WISHES FOR THESE TWO CHURCHES (2:1-7)<text:s text:c="1"/></text:span><text:span text:style-name="a743" text:class-names=""/></text:p>
          </draw:text-box>
          <svg:title/>
          <svg:desc/>
        </draw:frame>
        <draw:frame draw:id="id126" presentation:style-name="a758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at both be encouraged and knit together by strong ties of love (2:1-2a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at both understand God's secret plan (2:2b-3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at both guard against theological deception (2:4-5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3" draw:style-name="a759" draw:master-page-name="Master1-Layout12-tx-Title-and-Text" presentation:presentation-page-layout-name="Master1-PPL12" draw:id="Slide-278">
        <draw:frame draw:id="id127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COLOSSIANS 2<text:s text:c="1"/></text:span><text:span text:style-name="a761" text:class-names=""/></text:p>
          </draw:text-box>
          <svg:title/>
          <svg:desc/>
        </draw:frame>
        <draw:frame draw:id="id128" presentation:style-name="a776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PAUL'S WISHES FOR THESE TWO CHURCHES (2:1-7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PAUL'S WARNINGS TO THESE TWO CHURCHES (2:8-23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Gnosticism (2:8-10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4" draw:style-name="a777" draw:master-page-name="Master1-Layout12-tx-Title-and-Text" presentation:presentation-page-layout-name="Master1-PPL12" draw:id="Slide-279">
        <draw:frame draw:id="id129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Gnosticism (2:8-10)<text:s text:c="1"/></text:span><text:span text:style-name="a779" text:class-names=""/></text:p>
          </draw:text-box>
          <svg:title/>
          <svg:desc/>
        </draw:frame>
        <draw:frame draw:id="id130" presentation:style-name="a794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The fiction (2:8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The facts (2:9-10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Legalism (2:11-17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5" draw:style-name="a795" draw:master-page-name="Master1-Layout1-title-Title-Slide" presentation:presentation-page-layout-name="Master1-PPL1" draw:id="Slide-280">
        <draw:frame draw:id="id131" presentation:style-name="a799" draw:name="Title 1" svg:x="1.38in" svg:y="0.83in" svg:width="10.3in" svg:height="4.42in" presentation:class="title" presentation:placeholder="false">
          <draw:text-box>
            <text:p text:style-name="a798" text:class-names="" text:cond-style-name=""><text:span text:style-name="a796" text:class-names=""><text:s text:c="1"/>Legalism (2:11-17)<text:s text:c="1"/></text:span><text:span text:style-name="a797" text:class-names=""/></text:p>
          </draw:text-box>
          <svg:title/>
          <svg:desc/>
        </draw:frame>
        <draw:frame draw:id="id132" presentation:style-name="a804" draw:name="Subtitle 2" svg:x="1.38in" svg:y="5.25in" svg:width="10.3in" svg:height="1.85in" presentation:class="subtitle" presentation:placeholder="false">
          <draw:text-box>
            <text:p text:style-name="a801" text:class-names="" text:cond-style-name=""><text:span text:style-name="a800" text:class-names=""><text:s text:c="1"/>Paul describes the love of Christ (2:11-15).<text:s text:c="1"/></text:span></text:p>
            <text:p text:style-name="a803" text:class-names="" text:cond-style-name=""><text:span text:style-name="a802" text:class-names=""/></text:p>
          </draw:text-box>
          <svg:title/>
          <svg:desc/>
        </draw:frame>
      </draw:page>
      <draw:page draw:name="Slide26" draw:style-name="a805" draw:master-page-name="Master1-Layout12-tx-Title-and-Text" presentation:presentation-page-layout-name="Master1-PPL12" draw:id="Slide-281">
        <draw:frame draw:id="id133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<text:s text:c="1"/>Paul describes the love of Christ (2:11-15).<text:s text:c="1"/></text:span><text:span text:style-name="a807" text:class-names=""/></text:p>
          </draw:text-box>
          <svg:title/>
          <svg:desc/>
        </draw:frame>
        <draw:frame draw:id="id134" presentation:style-name="a822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We have been crucified and raised to new life with him (2:11-12).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He has forgiven our sins (2:13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e has blotted out the charges against us (2:14-15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7" draw:style-name="a823" draw:master-page-name="Master1-Layout12-tx-Title-and-Text" presentation:presentation-page-layout-name="Master1-PPL12" draw:id="Slide-282">
        <draw:frame draw:id="id135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<text:s text:c="1"/>Legalism (2:11-17)<text:s text:c="1"/></text:span><text:span text:style-name="a825" text:class-names=""/></text:p>
          </draw:text-box>
          <svg:title/>
          <svg:desc/>
        </draw:frame>
        <draw:frame draw:id="id136" presentation:style-name="a837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<text:s text:c="1"/>Paul describes the love of Christ (2:11-15).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Paul describes the liberty in Christ (2:16-17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draw:page draw:name="Slide28" draw:style-name="a838" draw:master-page-name="Master1-Layout12-tx-Title-and-Text" presentation:presentation-page-layout-name="Master1-PPL12" draw:id="Slide-283">
        <draw:frame draw:id="id137" presentation:style-name="a842" draw:name="Title 1" svg:x="1.38in" svg:y="0.4in" svg:width="10.6in" svg:height="1.44965in" presentation:class="title" presentation:placeholder="false">
          <draw:text-box>
            <text:p text:style-name="a841" text:class-names="" text:cond-style-name=""><text:span text:style-name="a839" text:class-names=""><text:s text:c="1"/>Paul describes the liberty in Christ (2:16-17):<text:s text:c="1"/></text:span><text:span text:style-name="a840" text:class-names=""/></text:p>
          </draw:text-box>
          <svg:title/>
          <svg:desc/>
        </draw:frame>
        <draw:frame draw:id="id138" presentation:style-name="a852" draw:name="Text Placeholder 2" svg:x="1.38in" svg:y="2in" svg:width="9.4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In matters of diet (2:16a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In matters of days (2:16b-17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</draw:page>
      <draw:page draw:name="Slide29" draw:style-name="a853" draw:master-page-name="Master1-Layout12-tx-Title-and-Text" presentation:presentation-page-layout-name="Master1-PPL12" draw:id="Slide-284">
        <draw:frame draw:id="id139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4" text:class-names=""><text:s text:c="1"/>Legalism (2:11-17)<text:s text:c="1"/></text:span><text:span text:style-name="a855" text:class-names=""/></text:p>
          </draw:text-box>
          <svg:title/>
          <svg:desc/>
        </draw:frame>
        <draw:frame draw:id="id140" presentation:style-name="a867" draw:name="Tex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<text:s text:c="1"/>Paul describes the love of Christ (2:11-15).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Paul describes the liberty in Christ (2:16-17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30" draw:style-name="a868" draw:master-page-name="Master1-Layout12-tx-Title-and-Text" presentation:presentation-page-layout-name="Master1-PPL12" draw:id="Slide-285">
        <draw:frame draw:id="id141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Gnosticism (2:8-10)<text:s text:c="1"/></text:span><text:span text:style-name="a870" text:class-names=""/></text:p>
          </draw:text-box>
          <svg:title/>
          <svg:desc/>
        </draw:frame>
        <draw:frame draw:id="id142" presentation:style-name="a888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<text:s text:c="1"/>The fiction (2:8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facts (2:9-10):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Legalism (2:11-17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Mysticism (2:18-19)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31" draw:style-name="a889" draw:master-page-name="Master1-Layout1-title-Title-Slide" presentation:presentation-page-layout-name="Master1-PPL1" draw:id="Slide-286">
        <draw:frame draw:id="id143" presentation:style-name="a893" draw:name="Title 1" svg:x="1.38in" svg:y="0.83in" svg:width="10.3in" svg:height="4.42in" presentation:class="title" presentation:placeholder="false">
          <draw:text-box>
            <text:p text:style-name="a892" text:class-names="" text:cond-style-name=""><text:span text:style-name="a890" text:class-names=""><text:s text:c="1"/>Mysticism (2:18-19)<text:s text:c="1"/></text:span><text:span text:style-name="a891" text:class-names=""/></text:p>
          </draw:text-box>
          <svg:title/>
          <svg:desc/>
        </draw:frame>
        <draw:frame draw:id="id144" presentation:style-name="a898" draw:name="Subtitle 2" svg:x="1.38in" svg:y="5.25in" svg:width="10.3in" svg:height="1.85in" presentation:class="subtitle" presentation:placeholder="false">
          <draw:text-box>
            <text:p text:style-name="a895" text:class-names="" text:cond-style-name=""><text:span text:style-name="a894" text:class-names=""><text:s text:c="1"/>The fiction (2:18):<text:s text:c="1"/></text:span></text:p>
            <text:p text:style-name="a897" text:class-names="" text:cond-style-name=""><text:span text:style-name="a896" text:class-names=""/></text:p>
          </draw:text-box>
          <svg:title/>
          <svg:desc/>
        </draw:frame>
      </draw:page>
      <draw:page draw:name="Slide32" draw:style-name="a899" draw:master-page-name="Master1-Layout12-tx-Title-and-Text" presentation:presentation-page-layout-name="Master1-PPL12" draw:id="Slide-287">
        <draw:frame draw:id="id145" presentation:style-name="a903" draw:name="Title 1" svg:x="1.38in" svg:y="0.4in" svg:width="10.6in" svg:height="1.44965in" presentation:class="title" presentation:placeholder="false">
          <draw:text-box>
            <text:p text:style-name="a902" text:class-names="" text:cond-style-name=""><text:span text:style-name="a900" text:class-names=""><text:s text:c="1"/>The fiction (2:18):<text:s text:c="1"/></text:span><text:span text:style-name="a901" text:class-names=""/></text:p>
          </draw:text-box>
          <svg:title/>
          <svg:desc/>
        </draw:frame>
        <draw:frame draw:id="id146" presentation:style-name="a913" draw:name="Text Placeholder 2" svg:x="1.38in" svg:y="2in" svg:width="9.4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<text:s text:c="1"/>Through the worship of angels (2:18a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Through the seeing of visions (2:18b)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33" draw:style-name="a914" draw:master-page-name="Master1-Layout12-tx-Title-and-Text" presentation:presentation-page-layout-name="Master1-PPL12" draw:id="Slide-288">
        <draw:frame draw:id="id147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<text:s text:c="1"/>Mysticism (2:18-19)<text:s text:c="1"/></text:span><text:span text:style-name="a916" text:class-names=""/></text:p>
          </draw:text-box>
          <svg:title/>
          <svg:desc/>
        </draw:frame>
        <draw:frame draw:id="id148" presentation:style-name="a928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The fiction (2:18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The facts (2:19):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34" draw:style-name="a929" draw:master-page-name="Master1-Layout12-tx-Title-and-Text" presentation:presentation-page-layout-name="Master1-PPL12" draw:id="Slide-289">
        <draw:frame draw:id="id149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Gnosticism (2:8-10)<text:s text:c="1"/></text:span><text:span text:style-name="a931" text:class-names=""/></text:p>
          </draw:text-box>
          <svg:title/>
          <svg:desc/>
        </draw:frame>
        <draw:frame draw:id="id150" presentation:style-name="a952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e fiction (2:8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e facts (2:9-10):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1"/>Legalism (2:11-17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Mysticism (2:18-19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1"/>Asceticism (2:20-23)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</draw:text-box>
          <svg:title/>
          <svg:desc/>
        </draw:frame>
      </draw:page>
      <draw:page draw:name="Slide35" draw:style-name="a953" draw:master-page-name="Master1-Layout12-tx-Title-and-Text" presentation:presentation-page-layout-name="Master1-PPL12" draw:id="Slide-290">
        <draw:frame draw:id="id151" presentation:style-name="a957" draw:name="Title 1" svg:x="1.38in" svg:y="0.4in" svg:width="10.6in" svg:height="1.44965in" presentation:class="title" presentation:placeholder="false">
          <draw:text-box>
            <text:p text:style-name="a956" text:class-names="" text:cond-style-name=""><text:span text:style-name="a954" text:class-names=""><text:s text:c="1"/>Asceticism (2:20-23)<text:s text:c="1"/></text:span><text:span text:style-name="a955" text:class-names=""/></text:p>
          </draw:text-box>
          <svg:title/>
          <svg:desc/>
        </draw:frame>
        <draw:frame draw:id="id152" presentation:style-name="a967" draw:name="Text Placeholder 2" svg:x="1.38in" svg:y="2in" svg:width="9.4in" svg:height="4.7586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<text:s text:c="1"/>The fiction (2:21-22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s text:c="1"/>The facts (2:20, 23)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</draw:text-box>
          <svg:title/>
          <svg:desc/>
        </draw:frame>
      </draw:page>
      <draw:page draw:name="Slide36" draw:style-name="a968" draw:master-page-name="Master1-Layout12-tx-Title-and-Text" presentation:presentation-page-layout-name="Master1-PPL12" draw:id="Slide-291">
        <draw:frame draw:id="id153" presentation:style-name="a972" draw:name="Title 1" svg:x="1.38in" svg:y="0.4in" svg:width="10.6in" svg:height="1.44965in" presentation:class="title" presentation:placeholder="false">
          <draw:text-box>
            <text:p text:style-name="a971" text:class-names="" text:cond-style-name=""><text:span text:style-name="a969" text:class-names=""><text:s text:c="1"/>The facts (2:20, 23)<text:s text:c="1"/></text:span><text:span text:style-name="a970" text:class-names=""/></text:p>
          </draw:text-box>
          <svg:title/>
          <svg:desc/>
        </draw:frame>
        <draw:frame draw:id="id154" presentation:style-name="a982" draw:name="Text Placeholder 2" svg:x="1.38in" svg:y="2in" svg:width="9.4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<text:s text:c="1"/>The spirit cannot be purified by punishing the body (2:23).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The believer's body and spirit have been crucified with Christ (2:20).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</draw:text-box>
          <svg:title/>
          <svg:desc/>
        </draw:frame>
      </draw:page>
      <draw:page draw:name="Slide37" draw:style-name="a983" draw:master-page-name="Master1-Layout12-tx-Title-and-Text" presentation:presentation-page-layout-name="Master1-PPL12" draw:id="Slide-292">
        <draw:frame draw:id="id155" presentation:style-name="a987" draw:name="Title 1" svg:x="1.38in" svg:y="0.4in" svg:width="10.6in" svg:height="1.44965in" presentation:class="title" presentation:placeholder="false">
          <draw:text-box>
            <text:p text:style-name="a986" text:class-names="" text:cond-style-name=""><text:span text:style-name="a984" text:class-names=""><text:s text:c="1"/>Asceticism (2:20-23)<text:s text:c="1"/></text:span><text:span text:style-name="a985" text:class-names=""/></text:p>
          </draw:text-box>
          <svg:title/>
          <svg:desc/>
        </draw:frame>
        <draw:frame draw:id="id156" presentation:style-name="a997" draw:name="Text Placeholder 2" svg:x="1.38in" svg:y="2in" svg:width="9.4in" svg:height="4.75868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<text:s text:c="1"/>The fiction (2:21-22):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The facts (2:20, 23)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38" draw:style-name="a998" draw:master-page-name="Master1-Layout12-tx-Title-and-Text" presentation:presentation-page-layout-name="Master1-PPL12" draw:id="Slide-293">
        <draw:frame draw:id="id157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Gnosticism (2:8-10)<text:s text:c="1"/></text:span><text:span text:style-name="a1000" text:class-names=""/></text:p>
          </draw:text-box>
          <svg:title/>
          <svg:desc/>
        </draw:frame>
        <draw:frame draw:id="id158" presentation:style-name="a1021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<text:s text:c="1"/>The fiction (2:8):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s text:c="1"/>The facts (2:9-10):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<text:s text:c="1"/>Legalism (2:11-17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<text:s text:c="1"/>Mysticism (2:18-19)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<text:s text:c="1"/>Asceticism (2:20-23)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</draw:page>
      <draw:page draw:name="Slide39" draw:style-name="a1022" draw:master-page-name="Master1-Layout12-tx-Title-and-Text" presentation:presentation-page-layout-name="Master1-PPL12" draw:id="Slide-294">
        <draw:frame draw:id="id159" presentation:style-name="a1026" draw:name="Title 1" svg:x="1.38in" svg:y="0.4in" svg:width="10.6in" svg:height="1.44965in" presentation:class="title" presentation:placeholder="false">
          <draw:text-box>
            <text:p text:style-name="a1025" text:class-names="" text:cond-style-name=""><text:span text:style-name="a1023" text:class-names="">COLOSSIANS 2<text:s text:c="1"/></text:span><text:span text:style-name="a1024" text:class-names=""/></text:p>
          </draw:text-box>
          <svg:title/>
          <svg:desc/>
        </draw:frame>
        <draw:frame draw:id="id160" presentation:style-name="a1039" draw:name="Text Placeholder 2" svg:x="1.38in" svg:y="2in" svg:width="9.4in" svg:height="4.75868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7" text:class-names="">PAUL'S WISHES FOR THESE TWO CHURCHES (2:1-7)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PAUL'S WARNINGS TO THESE TWO CHURCHES (2:8-23):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Gnosticism (2:8-10)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title/>
          <svg:desc/>
        </draw:frame>
      </draw:page>
      <draw:page draw:name="Slide40" draw:style-name="a1040" draw:master-page-name="Master1-Layout1-title-Title-Slide" presentation:presentation-page-layout-name="Master1-PPL1" draw:id="Slide-295">
        <draw:frame draw:id="id161" presentation:style-name="a1044" draw:name="Title 1" svg:x="1.38in" svg:y="0.83in" svg:width="10.3in" svg:height="4.42in" presentation:class="title" presentation:placeholder="false">
          <draw:text-box>
            <text:p text:style-name="a1043" text:class-names="" text:cond-style-name=""><text:span text:style-name="a1041" text:class-names="">COLOSSIANS 3-4:1<text:s text:c="1"/></text:span><text:span text:style-name="a1042" text:class-names=""/></text:p>
          </draw:text-box>
          <svg:title/>
          <svg:desc/>
        </draw:frame>
        <draw:frame draw:id="id162" presentation:style-name="a1049" draw:name="Subtitle 2" svg:x="1.38in" svg:y="5.25in" svg:width="10.3in" svg:height="1.85in" presentation:class="subtitle" presentation:placeholder="false">
          <draw:text-box>
            <text:p text:style-name="a1046" text:class-names="" text:cond-style-name=""><text:span text:style-name="a1045" text:class-names="">HOLY LIVING: THE PRINCIPLES (3:1-17)<text:s text:c="1"/></text:span></text:p>
            <text:p text:style-name="a1048" text:class-names="" text:cond-style-name=""><text:span text:style-name="a1047" text:class-names=""/></text:p>
          </draw:text-box>
          <svg:title/>
          <svg:desc/>
        </draw:frame>
      </draw:page>
      <draw:page draw:name="Slide41" draw:style-name="a1050" draw:master-page-name="Master1-Layout1-title-Title-Slide" presentation:presentation-page-layout-name="Master1-PPL1" draw:id="Slide-296">
        <draw:frame draw:id="id163" presentation:style-name="a1054" draw:name="Title 1" svg:x="1.38in" svg:y="0.83in" svg:width="10.3in" svg:height="4.42in" presentation:class="title" presentation:placeholder="false">
          <draw:text-box>
            <text:p text:style-name="a1053" text:class-names="" text:cond-style-name=""><text:span text:style-name="a1051" text:class-names="">HOLY LIVING: THE PRINCIPLES (3:1-17)<text:s text:c="1"/></text:span><text:span text:style-name="a1052" text:class-names=""/></text:p>
          </draw:text-box>
          <svg:title/>
          <svg:desc/>
        </draw:frame>
        <draw:frame draw:id="id164" presentation:style-name="a1059" draw:name="Subtitle 2" svg:x="1.38in" svg:y="5.25in" svg:width="10.3in" svg:height="1.85in" presentation:class="subtitle" presentation:placeholder="false">
          <draw:text-box>
            <text:p text:style-name="a1056" text:class-names="" text:cond-style-name=""><text:span text:style-name="a1055" text:class-names=""><text:s text:c="1"/>In regard to the believer's affection (3:1-4)<text:s text:c="1"/></text:span></text:p>
            <text:p text:style-name="a1058" text:class-names="" text:cond-style-name=""><text:span text:style-name="a1057" text:class-names=""/></text:p>
          </draw:text-box>
          <svg:title/>
          <svg:desc/>
        </draw:frame>
      </draw:page>
      <draw:page draw:name="Slide42" draw:style-name="a1060" draw:master-page-name="Master1-Layout12-tx-Title-and-Text" presentation:presentation-page-layout-name="Master1-PPL12" draw:id="Slide-297">
        <draw:frame draw:id="id165" presentation:style-name="a1064" draw:name="Title 1" svg:x="1.38in" svg:y="0.4in" svg:width="10.6in" svg:height="1.44965in" presentation:class="title" presentation:placeholder="false">
          <draw:text-box>
            <text:p text:style-name="a1063" text:class-names="" text:cond-style-name=""><text:span text:style-name="a1061" text:class-names=""><text:s text:c="1"/>In regard to the believer's affection (3:1-4)<text:s text:c="1"/></text:span><text:span text:style-name="a1062" text:class-names=""/></text:p>
          </draw:text-box>
          <svg:title/>
          <svg:desc/>
        </draw:frame>
        <draw:frame draw:id="id166" presentation:style-name="a1074" draw:name="Text Placeholder 2" svg:x="1.38in" svg:y="2in" svg:width="9.4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The place of our affection (3:1-3):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The person of our affection (1:4):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</draw:page>
      <draw:page draw:name="Slide43" draw:style-name="a1075" draw:master-page-name="Master1-Layout12-tx-Title-and-Text" presentation:presentation-page-layout-name="Master1-PPL12" draw:id="Slide-298">
        <draw:frame draw:id="id167" presentation:style-name="a1079" draw:name="Title 1" svg:x="1.38in" svg:y="0.4in" svg:width="10.6in" svg:height="1.44965in" presentation:class="title" presentation:placeholder="false">
          <draw:text-box>
            <text:p text:style-name="a1078" text:class-names="" text:cond-style-name=""><text:span text:style-name="a1076" text:class-names="">HOLY LIVING: THE PRINCIPLES (3:1-17)<text:s text:c="1"/></text:span><text:span text:style-name="a1077" text:class-names=""/></text:p>
          </draw:text-box>
          <svg:title/>
          <svg:desc/>
        </draw:frame>
        <draw:frame draw:id="id168" presentation:style-name="a1089" draw:name="Text Placeholder 2" svg:x="1.38in" svg:y="2in" svg:width="9.4in" svg:height="4.75868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<text:s text:c="1"/>In regard to the believer's affection (3:1-4)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1"/>In regard to the believer's spiritual apparel (3:5-17)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</draw:page>
      <draw:page draw:name="Slide44" draw:style-name="a1090" draw:master-page-name="Master1-Layout1-title-Title-Slide" presentation:presentation-page-layout-name="Master1-PPL1" draw:id="Slide-299">
        <draw:frame draw:id="id169" presentation:style-name="a1094" draw:name="Title 1" svg:x="1.38in" svg:y="0.83in" svg:width="10.3in" svg:height="4.42in" presentation:class="title" presentation:placeholder="false">
          <draw:text-box>
            <text:p text:style-name="a1093" text:class-names="" text:cond-style-name=""><text:span text:style-name="a1091" text:class-names=""><text:s text:c="1"/>In regard to the believer's spiritual apparel (3:5-17)<text:s text:c="1"/></text:span><text:span text:style-name="a1092" text:class-names=""/></text:p>
          </draw:text-box>
          <svg:title/>
          <svg:desc/>
        </draw:frame>
        <draw:frame draw:id="id170" presentation:style-name="a1099" draw:name="Subtitle 2" svg:x="1.38in" svg:y="5.25in" svg:width="10.3in" svg:height="1.85in" presentation:class="subtitle" presentation:placeholder="false">
          <draw:text-box>
            <text:p text:style-name="a1096" text:class-names="" text:cond-style-name=""><text:span text:style-name="a1095" text:class-names=""><text:s text:c="1"/>What to put off (3:5-9):<text:s text:c="1"/></text:span></text:p>
            <text:p text:style-name="a1098" text:class-names="" text:cond-style-name=""><text:span text:style-name="a1097" text:class-names=""/></text:p>
          </draw:text-box>
          <svg:title/>
          <svg:desc/>
        </draw:frame>
      </draw:page>
      <draw:page draw:name="Slide45" draw:style-name="a1100" draw:master-page-name="Master1-Layout12-tx-Title-and-Text" presentation:presentation-page-layout-name="Master1-PPL12" draw:id="Slide-300">
        <draw:frame draw:id="id171" presentation:style-name="a1104" draw:name="Title 1" svg:x="1.38in" svg:y="0.4in" svg:width="10.6in" svg:height="1.44965in" presentation:class="title" presentation:placeholder="false">
          <draw:text-box>
            <text:p text:style-name="a1103" text:class-names="" text:cond-style-name=""><text:span text:style-name="a1101" text:class-names=""><text:s text:c="1"/>What to put off (3:5-9):<text:s text:c="1"/></text:span><text:span text:style-name="a1102" text:class-names=""/></text:p>
          </draw:text-box>
          <svg:title/>
          <svg:desc/>
        </draw:frame>
        <draw:frame draw:id="id172" presentation:style-name="a1117" draw:name="Text Placeholder 2" svg:x="1.38in" svg:y="2in" svg:width="9.4in" svg:height="4.75868in" presentation:class="outline" presentation:placeholder="false">
          <draw:text-box>
            <text:list text:style-name="a1107">
              <text:list-item>
                <text:p text:style-name="a1106" text:class-names="" text:cond-style-name=""><text:span text:style-name="a1105" text:class-names=""><text:s text:c="1"/>Immorality and idolatry (3:5)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<text:s text:c="1"/>Anger, malice, slander, and filthy language (3:8)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<text:s text:c="1"/>Lying (3:9)<text:s text:c="1"/>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</draw:text-box>
          <svg:title/>
          <svg:desc/>
        </draw:frame>
      </draw:page>
      <draw:page draw:name="Slide46" draw:style-name="a1118" draw:master-page-name="Master1-Layout12-tx-Title-and-Text" presentation:presentation-page-layout-name="Master1-PPL12" draw:id="Slide-301">
        <draw:frame draw:id="id173" presentation:style-name="a1122" draw:name="Title 1" svg:x="1.38in" svg:y="0.4in" svg:width="10.6in" svg:height="1.44965in" presentation:class="title" presentation:placeholder="false">
          <draw:text-box>
            <text:p text:style-name="a1121" text:class-names="" text:cond-style-name=""><text:span text:style-name="a1119" text:class-names=""><text:s text:c="1"/>In regard to the believer's spiritual apparel (3:5-17)<text:s text:c="1"/></text:span><text:span text:style-name="a1120" text:class-names=""/></text:p>
          </draw:text-box>
          <svg:title/>
          <svg:desc/>
        </draw:frame>
        <draw:frame draw:id="id174" presentation:style-name="a1132" draw:name="Text Placeholder 2" svg:x="1.38in" svg:y="2in" svg:width="9.4in" svg:height="4.75868in" presentation:class="outline" presentation:placeholder="false">
          <draw:text-box>
            <text:list text:style-name="a1125">
              <text:list-item>
                <text:p text:style-name="a1124" text:class-names="" text:cond-style-name=""><text:span text:style-name="a1123" text:class-names=""><text:s text:c="1"/>What to put off (3:5-9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<text:s text:c="1"/>What to put on (3:10-17)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</draw:text-box>
          <svg:title/>
          <svg:desc/>
        </draw:frame>
      </draw:page>
      <draw:page draw:name="Slide47" draw:style-name="a1133" draw:master-page-name="Master1-Layout12-tx-Title-and-Text" presentation:presentation-page-layout-name="Master1-PPL12" draw:id="Slide-302">
        <draw:frame draw:id="id175" presentation:style-name="a1137" draw:name="Title 1" svg:x="1.38in" svg:y="0.4in" svg:width="10.6in" svg:height="1.44965in" presentation:class="title" presentation:placeholder="false">
          <draw:text-box>
            <text:p text:style-name="a1136" text:class-names="" text:cond-style-name=""><text:span text:style-name="a1134" text:class-names=""><text:s text:c="1"/>What to put on (3:10-17)<text:s text:c="1"/></text:span><text:span text:style-name="a1135" text:class-names=""/></text:p>
          </draw:text-box>
          <svg:title/>
          <svg:desc/>
        </draw:frame>
        <draw:frame draw:id="id176" presentation:style-name="a1156" draw:name="Text Placeholder 2" svg:x="1.38in" svg:y="2in" svg:width="9.4in" svg:height="4.75868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<text:s text:c="1"/>A new nature (3:10-11)<text:s text:c="1"/>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<text:s text:c="1"/>Compassion, kindness, humility, gentleness, and patience (3:12)<text:s text:c="1"/>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<text:s text:c="1"/>Forgiveness and love (3:13-14)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God's peace and thankfulness (3:15)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<text:s text:c="1"/>The words of Christ (3:16-17)<text:s text:c="1"/>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</draw:text-box>
          <svg:title/>
          <svg:desc/>
        </draw:frame>
      </draw:page>
      <draw:page draw:name="Slide48" draw:style-name="a1157" draw:master-page-name="Master1-Layout12-tx-Title-and-Text" presentation:presentation-page-layout-name="Master1-PPL12" draw:id="Slide-303">
        <draw:frame draw:id="id177" presentation:style-name="a1161" draw:name="Title 1" svg:x="1.38in" svg:y="0.4in" svg:width="10.6in" svg:height="1.44965in" presentation:class="title" presentation:placeholder="false">
          <draw:text-box>
            <text:p text:style-name="a1160" text:class-names="" text:cond-style-name=""><text:span text:style-name="a1158" text:class-names=""><text:s text:c="1"/>In regard to the believer's spiritual apparel (3:5-17)<text:s text:c="1"/></text:span><text:span text:style-name="a1159" text:class-names=""/></text:p>
          </draw:text-box>
          <svg:title/>
          <svg:desc/>
        </draw:frame>
        <draw:frame draw:id="id178" presentation:style-name="a1171" draw:name="Text Placeholder 2" svg:x="1.38in" svg:y="2in" svg:width="9.4in" svg:height="4.75868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2" text:class-names=""><text:s text:c="1"/>What to put off (3:5-9):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s text:c="1"/>What to put on (3:10-17)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</draw:text-box>
          <svg:title/>
          <svg:desc/>
        </draw:frame>
      </draw:page>
      <draw:page draw:name="Slide49" draw:style-name="a1172" draw:master-page-name="Master1-Layout12-tx-Title-and-Text" presentation:presentation-page-layout-name="Master1-PPL12" draw:id="Slide-304">
        <draw:frame draw:id="id179" presentation:style-name="a1176" draw:name="Title 1" svg:x="1.38in" svg:y="0.4in" svg:width="10.6in" svg:height="1.44965in" presentation:class="title" presentation:placeholder="false">
          <draw:text-box>
            <text:p text:style-name="a1175" text:class-names="" text:cond-style-name=""><text:span text:style-name="a1173" text:class-names="">HOLY LIVING: THE PRINCIPLES (3:1-17)<text:s text:c="1"/></text:span><text:span text:style-name="a1174" text:class-names=""/></text:p>
          </draw:text-box>
          <svg:title/>
          <svg:desc/>
        </draw:frame>
        <draw:frame draw:id="id180" presentation:style-name="a1186" draw:name="Text Placeholder 2" svg:x="1.38in" svg:y="2in" svg:width="9.4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<text:s text:c="1"/>In regard to the believer's affection (3:1-4)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s text:c="1"/>In regard to the believer's spiritual apparel (3:5-17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50" draw:style-name="a1187" draw:master-page-name="Master1-Layout12-tx-Title-and-Text" presentation:presentation-page-layout-name="Master1-PPL12" draw:id="Slide-305">
        <draw:frame draw:id="id181" presentation:style-name="a1191" draw:name="Title 1" svg:x="1.38in" svg:y="0.4in" svg:width="10.6in" svg:height="1.44965in" presentation:class="title" presentation:placeholder="false">
          <draw:text-box>
            <text:p text:style-name="a1190" text:class-names="" text:cond-style-name=""><text:span text:style-name="a1188" text:class-names="">COLOSSIANS 3-4:1<text:s text:c="1"/></text:span><text:span text:style-name="a1189" text:class-names=""/></text:p>
          </draw:text-box>
          <svg:title/>
          <svg:desc/>
        </draw:frame>
        <draw:frame draw:id="id182" presentation:style-name="a1201" draw:name="Text Placeholder 2" svg:x="1.38in" svg:y="2in" svg:width="9.4in" svg:height="4.75868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92" text:class-names="">HOLY LIVING: THE PRINCIPLES (3:1-17)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HOLY LIVING: THE PEOPLE (3:18-25; 4:1):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</draw:text-box>
          <svg:title/>
          <svg:desc/>
        </draw:frame>
      </draw:page>
      <draw:page draw:name="Slide51" draw:style-name="a1202" draw:master-page-name="Master1-Layout12-tx-Title-and-Text" presentation:presentation-page-layout-name="Master1-PPL12" draw:id="Slide-306">
        <draw:frame draw:id="id183" presentation:style-name="a1206" draw:name="Title 1" svg:x="1.38in" svg:y="0.4in" svg:width="10.6in" svg:height="1.44965in" presentation:class="title" presentation:placeholder="false">
          <draw:text-box>
            <text:p text:style-name="a1205" text:class-names="" text:cond-style-name=""><text:span text:style-name="a1203" text:class-names="">HOLY LIVING: THE PEOPLE (3:18-25; 4:1):<text:s text:c="1"/></text:span><text:span text:style-name="a1204" text:class-names=""/></text:p>
          </draw:text-box>
          <svg:title/>
          <svg:desc/>
        </draw:frame>
        <draw:frame draw:id="id184" presentation:style-name="a1225" draw:name="Text Placeholder 2" svg:x="1.38in" svg:y="2in" svg:width="9.4in" svg:height="4.75868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<text:s text:c="1"/>Husbands (3:19):<text:s text:c="1"/>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<text:s text:c="1"/>Children (3:20):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1"/>Fathers (3:21):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s text:c="1"/>Servants (3:22-25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<text:s text:c="1"/>Masters (4:1):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</draw:text-box>
          <svg:title/>
          <svg:desc/>
        </draw:frame>
      </draw:page>
      <draw:page draw:name="Slide52" draw:style-name="a1226" draw:master-page-name="Master1-Layout12-tx-Title-and-Text" presentation:presentation-page-layout-name="Master1-PPL12" draw:id="Slide-307">
        <draw:frame draw:id="id185" presentation:style-name="a1230" draw:name="Title 1" svg:x="1.38in" svg:y="0.4in" svg:width="10.6in" svg:height="1.44965in" presentation:class="title" presentation:placeholder="false">
          <draw:text-box>
            <text:p text:style-name="a1229" text:class-names="" text:cond-style-name=""><text:span text:style-name="a1227" text:class-names="">COLOSSIANS 3-4:1<text:s text:c="1"/></text:span><text:span text:style-name="a1228" text:class-names=""/></text:p>
          </draw:text-box>
          <svg:title/>
          <svg:desc/>
        </draw:frame>
        <draw:frame draw:id="id186" presentation:style-name="a1240" draw:name="Text Placeholder 2" svg:x="1.38in" svg:y="2in" svg:width="9.4in" svg:height="4.75868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31" text:class-names="">HOLY LIVING: THE PRINCIPLES (3:1-17)<text:s text:c="1"/>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HOLY LIVING: THE PEOPLE (3:18-25; 4:1):<text:s text:c="1"/>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</draw:text-box>
          <svg:title/>
          <svg:desc/>
        </draw:frame>
      </draw:page>
      <draw:page draw:name="Slide53" draw:style-name="a1241" draw:master-page-name="Master1-Layout1-title-Title-Slide" presentation:presentation-page-layout-name="Master1-PPL1" draw:id="Slide-308">
        <draw:frame draw:id="id187" presentation:style-name="a1245" draw:name="Title 1" svg:x="1.38in" svg:y="0.83in" svg:width="10.3in" svg:height="4.42in" presentation:class="title" presentation:placeholder="false">
          <draw:text-box>
            <text:p text:style-name="a1244" text:class-names="" text:cond-style-name=""><text:span text:style-name="a1242" text:class-names="">COLOSSIANS 4:2-18<text:s text:c="1"/></text:span><text:span text:style-name="a1243" text:class-names=""/></text:p>
          </draw:text-box>
          <svg:title/>
          <svg:desc/>
        </draw:frame>
        <draw:frame draw:id="id188" presentation:style-name="a1250" draw:name="Subtitle 2" svg:x="1.38in" svg:y="5.25in" svg:width="10.3in" svg:height="1.85in" presentation:class="subtitle" presentation:placeholder="false">
          <draw:text-box>
            <text:p text:style-name="a1247" text:class-names="" text:cond-style-name=""><text:span text:style-name="a1246" text:class-names="">PAUL'S CHALLENGE (4:2-6)<text:s text:c="1"/></text:span></text:p>
            <text:p text:style-name="a1249" text:class-names="" text:cond-style-name=""><text:span text:style-name="a1248" text:class-names=""/></text:p>
          </draw:text-box>
          <svg:title/>
          <svg:desc/>
        </draw:frame>
      </draw:page>
      <draw:page draw:name="Slide54" draw:style-name="a1251" draw:master-page-name="Master1-Layout1-title-Title-Slide" presentation:presentation-page-layout-name="Master1-PPL1" draw:id="Slide-309">
        <draw:frame draw:id="id189" presentation:style-name="a1255" draw:name="Title 1" svg:x="1.38in" svg:y="0.83in" svg:width="10.3in" svg:height="4.42in" presentation:class="title" presentation:placeholder="false">
          <draw:text-box>
            <text:p text:style-name="a1254" text:class-names="" text:cond-style-name=""><text:span text:style-name="a1252" text:class-names="">PAUL'S CHALLENGE (4:2-6)<text:s text:c="1"/></text:span><text:span text:style-name="a1253" text:class-names=""/></text:p>
          </draw:text-box>
          <svg:title/>
          <svg:desc/>
        </draw:frame>
        <draw:frame draw:id="id190" presentation:style-name="a1260" draw:name="Subtitle 2" svg:x="1.38in" svg:y="5.25in" svg:width="10.3in" svg:height="1.85in" presentation:class="subtitle" presentation:placeholder="false">
          <draw:text-box>
            <text:p text:style-name="a1257" text:class-names="" text:cond-style-name=""><text:span text:style-name="a1256" text:class-names=""><text:s text:c="1"/>The Colossians are to be prayerful (4:2a, 3-4, 18).<text:s text:c="1"/></text:span></text:p>
            <text:p text:style-name="a1259" text:class-names="" text:cond-style-name=""><text:span text:style-name="a1258" text:class-names=""/></text:p>
          </draw:text-box>
          <svg:title/>
          <svg:desc/>
        </draw:frame>
      </draw:page>
      <draw:page draw:name="Slide55" draw:style-name="a1261" draw:master-page-name="Master1-Layout12-tx-Title-and-Text" presentation:presentation-page-layout-name="Master1-PPL12" draw:id="Slide-310">
        <draw:frame draw:id="id191" presentation:style-name="a1265" draw:name="Title 1" svg:x="1.38in" svg:y="0.4in" svg:width="10.6in" svg:height="1.44965in" presentation:class="title" presentation:placeholder="false">
          <draw:text-box>
            <text:p text:style-name="a1264" text:class-names="" text:cond-style-name=""><text:span text:style-name="a1262" text:class-names=""><text:s text:c="1"/>The Colossians are to be prayerful (4:2a, 3-4, 18).<text:s text:c="1"/></text:span><text:span text:style-name="a1263" text:class-names=""/></text:p>
          </draw:text-box>
          <svg:title/>
          <svg:desc/>
        </draw:frame>
        <draw:frame draw:id="id192" presentation:style-name="a1275" draw:name="Text Placeholder 2" svg:x="1.38in" svg:y="2in" svg:width="9.4in" svg:height="4.75868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><text:s text:c="1"/>For themselves (4:2a)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s text:c="1"/>For the apostle himself (4:3-4, 18)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</draw:text-box>
          <svg:title/>
          <svg:desc/>
        </draw:frame>
      </draw:page>
      <draw:page draw:name="Slide56" draw:style-name="a1276" draw:master-page-name="Master1-Layout12-tx-Title-and-Text" presentation:presentation-page-layout-name="Master1-PPL12" draw:id="Slide-311">
        <draw:frame draw:id="id193" presentation:style-name="a1280" draw:name="Title 1" svg:x="1.38in" svg:y="0.4in" svg:width="10.6in" svg:height="1.44965in" presentation:class="title" presentation:placeholder="false">
          <draw:text-box>
            <text:p text:style-name="a1279" text:class-names="" text:cond-style-name=""><text:span text:style-name="a1277" text:class-names="">PAUL'S CHALLENGE (4:2-6)<text:s text:c="1"/></text:span><text:span text:style-name="a1278" text:class-names=""/></text:p>
          </draw:text-box>
          <svg:title/>
          <svg:desc/>
        </draw:frame>
        <draw:frame draw:id="id194" presentation:style-name="a1296" draw:name="Text Placeholder 2" svg:x="1.38in" svg:y="2in" svg:width="9.4in" svg:height="4.75868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<text:s text:c="1"/>The Colossians are to be prayerful (4:2a, 3-4, 18).<text:s text:c="1"/>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<text:s text:c="1"/>The Colossians are to be watchful (4:2b).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<text:s text:c="1"/>The Colossians are to be thankful (4:2c).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The Colossians are to be fruitful (4:5-6).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</draw:page>
      <draw:page draw:name="Slide57" draw:style-name="a1297" draw:master-page-name="Master1-Layout12-tx-Title-and-Text" presentation:presentation-page-layout-name="Master1-PPL12" draw:id="Slide-312">
        <draw:frame draw:id="id195" presentation:style-name="a1301" draw:name="Title 1" svg:x="1.38in" svg:y="0.4in" svg:width="10.6in" svg:height="1.44965in" presentation:class="title" presentation:placeholder="false">
          <draw:text-box>
            <text:p text:style-name="a1300" text:class-names="" text:cond-style-name=""><text:span text:style-name="a1298" text:class-names="">COLOSSIANS 4:2-18<text:s text:c="1"/></text:span><text:span text:style-name="a1299" text:class-names=""/></text:p>
          </draw:text-box>
          <svg:title/>
          <svg:desc/>
        </draw:frame>
        <draw:frame draw:id="id196" presentation:style-name="a1311" draw:name="Text Placeholder 2" svg:x="1.38in" svg:y="2in" svg:width="9.4in" svg:height="4.75868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PAUL'S CHALLENGE (4:2-6)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PAUL'S COWORKERS (4:7-14):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/></text:p>
              </text:list-item>
            </text:list>
          </draw:text-box>
          <svg:title/>
          <svg:desc/>
        </draw:frame>
      </draw:page>
      <draw:page draw:name="Slide58" draw:style-name="a1312" draw:master-page-name="Master1-Layout12-tx-Title-and-Text" presentation:presentation-page-layout-name="Master1-PPL12" draw:id="Slide-313">
        <draw:frame draw:id="id197" presentation:style-name="a1316" draw:name="Title 1" svg:x="1.38in" svg:y="0.4in" svg:width="10.6in" svg:height="1.44965in" presentation:class="title" presentation:placeholder="false">
          <draw:text-box>
            <text:p text:style-name="a1315" text:class-names="" text:cond-style-name=""><text:span text:style-name="a1313" text:class-names="">PAUL'S COWORKERS (4:7-14):<text:s text:c="1"/></text:span><text:span text:style-name="a1314" text:class-names=""/></text:p>
          </draw:text-box>
          <svg:title/>
          <svg:desc/>
        </draw:frame>
        <draw:frame draw:id="id198" presentation:style-name="a1338" draw:name="Text Placeholder 2" svg:x="1.38in" svg:y="2in" svg:width="9.4in" svg:height="4.75868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<text:s text:c="1"/>Tychicus (4:7-8)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<text:s text:c="1"/>Onesimus (4:9)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<text:s text:c="1"/>Aristarchus and Mark (4:10)<text:s text:c="1"/>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<text:s text:c="1"/>Justus (4:11)<text:s text:c="1"/>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<text:s text:c="1"/>Epaphras (4:12-13)<text:s text:c="1"/>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<text:s text:c="1"/>Luke and Demas (4:14)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</draw:text-box>
          <svg:title/>
          <svg:desc/>
        </draw:frame>
      </draw:page>
      <draw:page draw:name="Slide59" draw:style-name="a1339" draw:master-page-name="Master1-Layout12-tx-Title-and-Text" presentation:presentation-page-layout-name="Master1-PPL12" draw:id="Slide-314">
        <draw:frame draw:id="id199" presentation:style-name="a1343" draw:name="Title 1" svg:x="1.38in" svg:y="0.4in" svg:width="10.6in" svg:height="1.44965in" presentation:class="title" presentation:placeholder="false">
          <draw:text-box>
            <text:p text:style-name="a1342" text:class-names="" text:cond-style-name=""><text:span text:style-name="a1340" text:class-names="">COLOSSIANS 4:2-18<text:s text:c="1"/></text:span><text:span text:style-name="a1341" text:class-names=""/></text:p>
          </draw:text-box>
          <svg:title/>
          <svg:desc/>
        </draw:frame>
        <draw:frame draw:id="id200" presentation:style-name="a1359" draw:name="Text Placeholder 2" svg:x="1.38in" svg:y="2in" svg:width="9.4in" svg:height="4.75868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44" text:class-names="">PAUL'S CHALLENGE (4:2-6)<text:s text:c="1"/>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PAUL'S COWORKERS (4:7-14):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PAUL'S GREETINGS (4:15):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PAUL'S COMMANDS (4:16-17)<text:s text:c="1"/>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</draw:text-box>
          <svg:title/>
          <svg:desc/>
        </draw:frame>
      </draw:page>
      <draw:page draw:name="Slide60" draw:style-name="a1360" draw:master-page-name="Master1-Layout1-title-Title-Slide" presentation:presentation-page-layout-name="Master1-PPL1" draw:id="Slide-315">
        <draw:frame draw:id="id201" presentation:style-name="a1364" draw:name="Title 1" svg:x="1.38in" svg:y="0.83in" svg:width="10.3in" svg:height="4.42in" presentation:class="title" presentation:placeholder="false">
          <draw:text-box>
            <text:p text:style-name="a1363" text:class-names="" text:cond-style-name=""><text:span text:style-name="a1361" text:class-names="">PAUL'S COMMANDS (4:16-17)<text:s text:c="1"/></text:span><text:span text:style-name="a1362" text:class-names=""/></text:p>
          </draw:text-box>
          <svg:title/>
          <svg:desc/>
        </draw:frame>
        <draw:frame draw:id="id202" presentation:style-name="a1369" draw:name="Subtitle 2" svg:x="1.38in" svg:y="5.25in" svg:width="10.3in" svg:height="1.85in" presentation:class="subtitle" presentation:placeholder="false">
          <draw:text-box>
            <text:p text:style-name="a1366" text:class-names="" text:cond-style-name=""><text:span text:style-name="a1365" text:class-names=""><text:s text:c="1"/>To the church at Colosse (4:16)<text:s text:c="1"/></text:span></text:p>
            <text:p text:style-name="a1368" text:class-names="" text:cond-style-name=""><text:span text:style-name="a1367" text:class-names=""/></text:p>
          </draw:text-box>
          <svg:title/>
          <svg:desc/>
        </draw:frame>
      </draw:page>
      <draw:page draw:name="Slide61" draw:style-name="a1370" draw:master-page-name="Master1-Layout12-tx-Title-and-Text" presentation:presentation-page-layout-name="Master1-PPL12" draw:id="Slide-316">
        <draw:frame draw:id="id203" presentation:style-name="a1374" draw:name="Title 1" svg:x="1.38in" svg:y="0.4in" svg:width="10.6in" svg:height="1.44965in" presentation:class="title" presentation:placeholder="false">
          <draw:text-box>
            <text:p text:style-name="a1373" text:class-names="" text:cond-style-name=""><text:span text:style-name="a1371" text:class-names=""><text:s text:c="1"/>To the church at Colosse (4:16)<text:s text:c="1"/></text:span><text:span text:style-name="a1372" text:class-names=""/></text:p>
          </draw:text-box>
          <svg:title/>
          <svg:desc/>
        </draw:frame>
        <draw:frame draw:id="id204" presentation:style-name="a1387" draw:name="Text Placeholder 2" svg:x="1.38in" svg:y="2in" svg:width="9.4in" svg:height="4.75868in" presentation:class="outline" presentation:placeholder="false">
          <draw:text-box>
            <text:list text:style-name="a1377">
              <text:list-item>
                <text:p text:style-name="a1376" text:class-names="" text:cond-style-name=""><text:span text:style-name="a1375" text:class-names=""><text:s text:c="1"/>They are to read this letter (4:16a).<text:s text:c="1"/>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<text:s text:c="1"/>They are to give this letter to the Laodicean church to read (4:16b).<text:s text:c="1"/>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<text:s text:c="1"/>They are to read the letter Paul wrote to the Laodicean church (4:16c).<text:s text:c="1"/>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</draw:text-box>
          <svg:title/>
          <svg:desc/>
        </draw:frame>
      </draw:page>
      <draw:page draw:name="Slide62" draw:style-name="a1388" draw:master-page-name="Master1-Layout12-tx-Title-and-Text" presentation:presentation-page-layout-name="Master1-PPL12" draw:id="Slide-317">
        <draw:frame draw:id="id205" presentation:style-name="a1392" draw:name="Title 1" svg:x="1.38in" svg:y="0.4in" svg:width="10.6in" svg:height="1.44965in" presentation:class="title" presentation:placeholder="false">
          <draw:text-box>
            <text:p text:style-name="a1391" text:class-names="" text:cond-style-name=""><text:span text:style-name="a1389" text:class-names="">PAUL'S COMMANDS (4:16-17)<text:s text:c="1"/></text:span><text:span text:style-name="a1390" text:class-names=""/></text:p>
          </draw:text-box>
          <svg:title/>
          <svg:desc/>
        </draw:frame>
        <draw:frame draw:id="id206" presentation:style-name="a1402" draw:name="Text Placeholder 2" svg:x="1.38in" svg:y="2in" svg:width="9.4in" svg:height="4.75868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3" text:class-names=""><text:s text:c="1"/>To the church at Colosse (4:16)<text:s text:c="1"/>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<text:s text:c="1"/>To Archippus, a church member at Colosse (4:17):<text:s text:c="1"/>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</draw:text-box>
          <svg:title/>
          <svg:desc/>
        </draw:frame>
      </draw:page>
      <draw:page draw:name="Slide63" draw:style-name="a1403" draw:master-page-name="Master1-Layout12-tx-Title-and-Text" presentation:presentation-page-layout-name="Master1-PPL12" draw:id="Slide-318">
        <draw:frame draw:id="id207" presentation:style-name="a1407" draw:name="Title 1" svg:x="1.38in" svg:y="0.4in" svg:width="10.6in" svg:height="1.44965in" presentation:class="title" presentation:placeholder="false">
          <draw:text-box>
            <text:p text:style-name="a1406" text:class-names="" text:cond-style-name=""><text:span text:style-name="a1404" text:class-names="">COLOSSIANS 4:2-18<text:s text:c="1"/></text:span><text:span text:style-name="a1405" text:class-names=""/></text:p>
          </draw:text-box>
          <svg:title/>
          <svg:desc/>
        </draw:frame>
        <draw:frame draw:id="id208" presentation:style-name="a1426" draw:name="Text Placeholder 2" svg:x="1.38in" svg:y="2in" svg:width="9.4in" svg:height="4.75868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>PAUL'S CHALLENGE (4:2-6)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PAUL'S COWORKERS (4:7-14):<text:s text:c="1"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PAUL'S GREETINGS (4:15):<text:s text:c="1"/>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PAUL'S COMMANDS (4:16-17)<text:s text:c="1"/>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>PAUL'S BENEDICTION (4:18):<text:s text:c="1"/>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/></text:p>
              </text:list-item>
            </text:list>
          </draw:text-box>
          <svg:title/>
          <svg:desc/>
        </draw:frame>
      </draw:page>
      <draw:page draw:name="Slide64" draw:style-name="a1427" draw:master-page-name="Master1-Layout1-title-Title-Slide" presentation:presentation-page-layout-name="Master1-PPL1" draw:id="Slide-319">
        <draw:frame draw:id="id209" presentation:style-name="a1431" draw:name="Title 1" svg:x="1.38in" svg:y="0.83in" svg:width="10.3in" svg:height="4.42in" presentation:class="title" presentation:placeholder="false">
          <draw:text-box>
            <text:p text:style-name="a1430" text:class-names="" text:cond-style-name=""><text:span text:style-name="a1428" text:class-names="">Colossians</text:span><text:span text:style-name="a1429" text:class-names=""/></text:p>
          </draw:text-box>
          <svg:title/>
          <svg:desc/>
        </draw:frame>
        <draw:frame draw:id="id210" presentation:style-name="a143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lossians</dc:title>
    <meta:initial-creator>David STRICKLAND</meta:initial-creator>
    <dc:creator>David STRICKLAND</dc:creator>
    <meta:creation-date>2020-02-22T19:26:18Z</meta:creation-date>
    <dc:date>2020-02-22T19:26:19Z</dc:date>
    <meta:template xlink:href="BibleStudy" xlink:type="simple"/>
    <meta:editing-cycles>1</meta:editing-cycles>
    <meta:editing-duration>PT1S</meta:editing-duration>
    <meta:document-statistic meta:paragraph-count="217" meta:word-count="1706"/>
  </office:meta>
</office:document-meta>
</file>